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officeooo:rsid="000595cf" officeooo:paragraph-rsid="000595cf"/>
    </style:style>
    <style:style style:name="P2" style:family="paragraph" style:parent-style-name="Standard">
      <style:paragraph-properties fo:text-align="justify" style:justify-single-word="false"/>
      <style:text-properties fo:font-weight="bold" officeooo:rsid="000595cf" officeooo:paragraph-rsid="000595cf" style:font-weight-asian="bold" style:font-weight-complex="bold"/>
    </style:style>
    <style:style style:name="P3" style:family="paragraph" style:parent-style-name="Standard">
      <style:paragraph-properties fo:text-align="justify" style:justify-single-word="false"/>
      <style:text-properties fo:font-weight="bold" officeooo:rsid="0006f513" officeooo:paragraph-rsid="0006f513" style:font-weight-asian="bold" style:font-weight-complex="bold"/>
    </style:style>
    <style:style style:name="P4" style:family="paragraph" style:parent-style-name="Standard">
      <style:paragraph-properties fo:text-align="justify" style:justify-single-word="false"/>
      <style:text-properties officeooo:rsid="0006f513" officeooo:paragraph-rsid="0006f513"/>
    </style:style>
    <style:style style:name="P5" style:family="paragraph" style:parent-style-name="Standard">
      <style:paragraph-properties fo:text-align="justify" style:justify-single-word="false"/>
      <style:text-properties officeooo:rsid="000941fd" officeooo:paragraph-rsid="000941fd"/>
    </style:style>
    <style:style style:name="P6" style:family="paragraph" style:parent-style-name="Standard">
      <style:paragraph-properties fo:text-align="justify" style:justify-single-word="false"/>
      <style:text-properties officeooo:rsid="0009fc1f" officeooo:paragraph-rsid="0009fc1f"/>
    </style:style>
    <style:style style:name="P7" style:family="paragraph" style:parent-style-name="Standard">
      <style:paragraph-properties fo:text-align="justify" style:justify-single-word="false"/>
      <style:text-properties officeooo:rsid="000ac325" officeooo:paragraph-rsid="000ac325"/>
    </style:style>
    <style:style style:name="P8" style:family="paragraph" style:parent-style-name="Standard">
      <style:paragraph-properties fo:text-align="justify" style:justify-single-word="false"/>
      <style:text-properties officeooo:rsid="000ac325" officeooo:paragraph-rsid="000c7a6b"/>
    </style:style>
    <style:style style:name="P9" style:family="paragraph" style:parent-style-name="Standard">
      <style:paragraph-properties fo:text-align="justify" style:justify-single-word="false"/>
      <style:text-properties officeooo:rsid="000e1d50" officeooo:paragraph-rsid="000e1d50"/>
    </style:style>
    <style:style style:name="P10" style:family="paragraph" style:parent-style-name="Standard">
      <style:paragraph-properties fo:text-align="justify" style:justify-single-word="false"/>
      <style:text-properties officeooo:rsid="00102ba2" officeooo:paragraph-rsid="00102ba2"/>
    </style:style>
    <style:style style:name="P11" style:family="paragraph" style:parent-style-name="Standard">
      <style:paragraph-properties fo:text-align="justify" style:justify-single-word="false"/>
      <style:text-properties officeooo:rsid="00132e3a" officeooo:paragraph-rsid="00145897"/>
    </style:style>
    <style:style style:name="P12" style:family="paragraph" style:parent-style-name="Standard">
      <style:paragraph-properties fo:text-align="justify" style:justify-single-word="false"/>
      <style:text-properties fo:font-style="italic" officeooo:rsid="000595cf" officeooo:paragraph-rsid="000595cf" style:font-style-asian="italic" style:font-style-complex="italic"/>
    </style:style>
    <style:style style:name="P13" style:family="paragraph" style:parent-style-name="Standard">
      <style:paragraph-properties fo:text-align="justify" style:justify-single-word="false"/>
      <style:text-properties fo:font-style="italic" officeooo:rsid="0015d553" officeooo:paragraph-rsid="0015d553" style:font-style-asian="italic" style:font-style-complex="italic"/>
    </style:style>
    <style:style style:name="P14" style:family="paragraph" style:parent-style-name="Standard">
      <style:paragraph-properties fo:text-align="justify" style:justify-single-word="false"/>
      <style:text-properties officeooo:rsid="0006f513" officeooo:paragraph-rsid="0006f513"/>
    </style:style>
    <style:style style:name="P15" style:family="paragraph" style:parent-style-name="Standard">
      <style:paragraph-properties fo:text-align="justify" style:justify-single-word="false"/>
      <style:text-properties officeooo:rsid="0015d553" officeooo:paragraph-rsid="00198127"/>
    </style:style>
    <style:style style:name="P16" style:family="paragraph" style:parent-style-name="Standard">
      <style:paragraph-properties fo:text-align="justify" style:justify-single-word="false"/>
      <style:text-properties officeooo:rsid="0019f532" officeooo:paragraph-rsid="0019f532"/>
    </style:style>
    <style:style style:name="P17" style:family="paragraph" style:parent-style-name="Standard">
      <style:paragraph-properties fo:text-align="justify" style:justify-single-word="false"/>
      <style:text-properties officeooo:rsid="001d1597" officeooo:paragraph-rsid="001d1597"/>
    </style:style>
    <style:style style:name="P18" style:family="paragraph" style:parent-style-name="Standard">
      <style:paragraph-properties fo:text-align="justify" style:justify-single-word="false"/>
      <style:text-properties officeooo:rsid="001ea413" officeooo:paragraph-rsid="002295d4"/>
    </style:style>
    <style:style style:name="P19" style:family="paragraph" style:parent-style-name="Standard">
      <style:paragraph-properties fo:text-align="justify" style:justify-single-word="false" fo:break-before="page"/>
      <style:text-properties officeooo:rsid="0019f532" officeooo:paragraph-rsid="0019f532"/>
    </style:style>
    <style:style style:name="T1" style:family="text">
      <style:text-properties officeooo:rsid="000ae910"/>
    </style:style>
    <style:style style:name="T2" style:family="text">
      <style:text-properties officeooo:rsid="000e3148"/>
    </style:style>
    <style:style style:name="T3" style:family="text">
      <style:text-properties officeooo:rsid="00102ba2"/>
    </style:style>
    <style:style style:name="T4" style:family="text">
      <style:text-properties officeooo:rsid="00145897"/>
    </style:style>
    <style:style style:name="T5" style:family="text">
      <style:text-properties fo:font-style="italic" style:font-style-asian="italic" style:font-style-complex="italic"/>
    </style:style>
    <style:style style:name="T6" style:family="text">
      <style:text-properties fo:font-style="italic" officeooo:rsid="0006f513" style:font-style-asian="italic" style:font-style-complex="italic"/>
    </style:style>
    <style:style style:name="T7" style:family="text">
      <style:text-properties officeooo:rsid="00169249"/>
    </style:style>
    <style:style style:name="T8" style:family="text">
      <style:text-properties officeooo:rsid="00184af3"/>
    </style:style>
    <style:style style:name="T9" style:family="text">
      <style:text-properties officeooo:rsid="0018bf07"/>
    </style:style>
    <style:style style:name="T10" style:family="text">
      <style:text-properties officeooo:rsid="00198127"/>
    </style:style>
    <style:style style:name="T11" style:family="text">
      <style:text-properties officeooo:rsid="0006f513"/>
    </style:style>
    <style:style style:name="T12" style:family="text">
      <style:text-properties officeooo:rsid="001d5a31"/>
    </style:style>
    <style:style style:name="T13" style:family="text">
      <style:text-properties officeooo:rsid="001d7f30"/>
    </style:style>
    <style:style style:name="T14" style:family="text">
      <style:text-properties officeooo:rsid="001f55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canisme d’appel système</text:p>
      <text:p text:style-name="P2"/>
      <text:p text:style-name="P12">Lister, en expliquant, les fichiers et fonctions/méthodes impliqués dans l’exécution d’un programme utilisateur qui nécessite un appel au système, en mode utilisateur et système. On pourra par exemple regarder le fichier test/hello.c, qui se contente d’afficher un message sur la console.</text:p>
      <text:p text:style-name="P5"/>
      <text:p text:style-name="P6">Les programmes utilisateur ont accès à une liste d’appels système qui sont invoqués en exécutant l’instruction MIPS syscall. Le rôle de cette instruction est de générer une exception. Celle-ci est récupérée par une routine de traitement d’exceptions située dans le fichier exception.cc du répertoire kernel. Cette routine va rediriger l’appel système, en fonction de son type, vers les pilotes de périphériques ou vers le noyau du système Nachos.</text:p>
      <text:p text:style-name="P6"/>
      <text:p text:style-name="P7">Le fichier syscall.h du répertoire userlib contient la liste des appels système supportés par le noyau Nachos. <text:span text:style-name="T1">Le fichier sys.s du répertoire userlib contient le code MIPS chargé de créer l'exception système lancé pour chaque syscall.</text:span></text:p>
      <text:p text:style-name="P6"/>
      <text:p text:style-name="P8">Par exemple, dans hello.c, on utilise la méthode n_printf(<text:span text:style-name="T1">const char *format, ...</text:span>) qui <text:span text:style-name="T1">appartient au fichier libnachos.h et qui utilise la méthode write(char *buffer, int size, OpenFileId id) de syscall.h.</text:span></text:p>
      <text:p text:style-name="P1"/>
      <text:p text:style-name="P3">Gestion de threads et de processus</text:p>
      <text:p text:style-name="P3"/>
      <text:p text:style-name="P4">1. <text:span text:style-name="T5">Indiquer ce qui doit être sauvegardé lors d’un changement de contexte.</text:span></text:p>
      <text:p text:style-name="P4"/>
      <text:p text:style-name="P9">On doit sauvegarde<text:span text:style-name="T7">r</text:span> le <text:span text:style-name="T3">contexte</text:span> de l'objet <text:span text:style-name="T2">Thread</text:span> à chaque changement de contexte. <text:span text:style-name="T3">Ce contexte est séparé en 2 composantes :</text:span></text:p>
      <text:p text:style-name="P10">- Le contexte du thread , constitué de l’état des registres de la machine MIPS : thread context.-</text:p>
      <text:p text:style-name="P10">int registers et thread context.float registers</text:p>
      <text:p text:style-name="P10">- Le contexte du simulateur , constitué de l’état du simulateur MIPS, représenté par les</text:p>
      <text:p text:style-name="P10">variables d’état simulator context.buf et le pointeur de pile simulator context.stackPointer.</text:p>
      <text:p text:style-name="P4"/>
      <text:p text:style-name="P4">2. <text:span text:style-name="T5">Quelle variable est utilisée pour mémoriser la liste des threads prêts à s’exécuter ? Est-ce que le thread élu appartient à cette liste ? Comment accéder à ce thread ?</text:span></text:p>
      <text:p text:style-name="P4"/>
      <text:p text:style-name="P11">La readyList est la file des threads prêts gérée par l'objet Scheduler. <text:span text:style-name="T4">Le thread ́lu qui possède l’unité centrale ne fait pas partie de la file des prêts, mais est référencé par le pointeur global g_current_thread. On accède à ce thread en utilisant le pointeur g_current_thread.</text:span></text:p>
      <text:p text:style-name="P4"/>
      <text:p text:style-name="P4">3. <text:span text:style-name="T5">A quoi sert la variable g_alive ? Quelle est la différence avec le champ readyList de l’objet g scheduler ?</text:span></text:p>
      <text:p text:style-name="P13"/>
      <text:p text:style-name="P15">La variable g_alive permet de répertorier tout les threads existant<text:span text:style-name="T8">s</text:span>. <text:span text:style-name="T10">L</text:span>e champ readyList, <text:span text:style-name="T10">c</text:span>ontrairement à g_alive, référence seulement les threads prêt<text:span text:style-name="T9">s</text:span> a être exécuté.</text:p>
      <text:p text:style-name="P4"/>
      <text:p text:style-name="P4">4. <text:span text:style-name="T5">Comment se comportent les routines de gestion de listes vis à vis de l’allocation de mémoire ? Est-ce qu’elles se chargent d’allouer/désallouer les objets chaı̂nés dans la liste ? Pourquoi ?</text:span></text:p>
      <text:p text:style-name="P4"/>
      <text:p text:style-name="P16">Les objets issus de List ne chaı̂nent pas directement entre eux les éléments de la liste. Chaque élément est associé à un descripteur d’élément défini dans la classe modèle ListElement. Un descripteur contient les informations nécessaires au chaı̂nage, un pointeur vers l’élément associé, et sa priorité dans la liste. Dans le cas d’une liste triée, la priorité de l’élément détermine sa place dans la liste, les éléments les plus prioritaires (i.e. valeur de priorité la plus élevée) étant placés en tête de liste.</text:p>
      <text:p text:style-name="P19"><text:span text:style-name="T11">5. </text:span><text:span text:style-name="T6">A quel endroit est placé un objet thread quand il est bloqué sur un sémaphore ?</text:span></text:p>
      <text:p text:style-name="P4"/>
      <text:p text:style-name="P17">Les threads bloqués ne sont plus <text:span text:style-name="T12">référencés </text:span>dans la readyList, mais peut-être retrouvé dans g_alive qui référence tous les threads existants dans quelque état qu'ils soient. <text:span text:style-name="T13">Ils sont alors affublés de l'état 'BLOCKED'.</text:span></text:p>
      <text:p text:style-name="P4"/>
      <text:p text:style-name="P4">6. <text:span text:style-name="T5">Comment faire en sorte qu’on ne soit pas interrompu lors de la manipulation des structures de données du noyau ?</text:span></text:p>
      <text:p text:style-name="P4"/>
      <text:p text:style-name="P18">P<text:span text:style-name="T14">our ne pas être interrompu, il suffit d'utiliser la méthode SetStatus(IntStatus level), permettant d’autoriser ou d’interdire les interruptions et rendant en résultat l’état précédent vis à vis des interruptions, avec le paramètre INTERRUPTS_OFF qui demande à ce que les interruptions soient interdites.</text:span></text:p>
      <text:p text:style-name="P4"/>
      <text:p text:style-name="P4">7. <text:span text:style-name="T5">A quoi sert la méthode SwitchTo de l’objet g scheduler ?Quel est le rôle des variables thread context et simulator context de l’objet thread ? Que font les méthodes Save-SimulatorState et RestoreSimulatorState ? Que devront (à terme) faire les méthodes SaveProcessorState et RestoreProcessorState de l’objet thread ?</text:span></text:p>
      <text:p text:style-name="P4"/>
      <text:p text:style-name="P4"/>
      <text:p text:style-name="P4">8. <text:span text:style-name="T5">Expliquer l’utilité du champ typeId de tous les objets manipulés par le noyau (sémaphores, tâches, thread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0:31:56.029380468</meta:creation-date>
    <dc:date>2016-10-18T13:41:08.093930895</dc:date>
    <meta:editing-duration>PT1H39M16S</meta:editing-duration>
    <meta:editing-cycles>31</meta:editing-cycles>
    <meta:generator>LibreOffice/5.0.5.2$Linux_X86_64 LibreOffice_project/00$Build-2</meta:generator>
    <meta:document-statistic meta:table-count="0" meta:image-count="0" meta:object-count="0" meta:page-count="2" meta:paragraph-count="24" meta:word-count="684" meta:character-count="4342" meta:non-whitespace-character-count="3683"/>
  </office:meta>
</office:document-meta>
</file>